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dde" officeooo:paragraph-rsid="0000c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InA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51:01.264069654</meta:creation-date>
    <dc:date>2017-09-21T18:51:35.749672745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5.1.6.2$Linux_X86_64 LibreOffice_project/10m0$Build-2</meta:generator>
  </office:meta>
</office:document-meta>
</file>